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59a6e" officeooo:paragraph-rsid="00159a6e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paragraph-properties fo:text-align="start" style:justify-single-word="false"/>
      <style:text-properties officeooo:rsid="0010122e" officeooo:paragraph-rsid="0010122e"/>
    </style:style>
    <style:style style:name="P5" style:family="paragraph" style:parent-style-name="Standard">
      <style:paragraph-properties fo:text-align="start" style:justify-single-word="false"/>
      <style:text-properties officeooo:paragraph-rsid="0010122e"/>
    </style:style>
    <style:style style:name="P6" style:family="paragraph" style:parent-style-name="Standard">
      <style:paragraph-properties fo:text-align="center" style:justify-single-word="false"/>
      <style:text-properties officeooo:rsid="0010bbfd" officeooo:paragraph-rsid="0010bbfd"/>
    </style:style>
    <style:style style:name="P7" style:family="paragraph" style:parent-style-name="Standard">
      <style:paragraph-properties fo:text-align="center" style:justify-single-word="false"/>
      <style:text-properties officeooo:paragraph-rsid="00159a6e"/>
    </style:style>
    <style:style style:name="P8" style:family="paragraph" style:parent-style-name="Standard">
      <style:paragraph-properties fo:text-align="start" style:justify-single-word="false"/>
      <style:text-properties officeooo:rsid="0013cb66" officeooo:paragraph-rsid="0013cb66"/>
    </style:style>
    <style:style style:name="P9" style:family="paragraph" style:parent-style-name="Standard">
      <style:paragraph-properties fo:text-align="start" style:justify-single-word="false"/>
      <style:text-properties officeooo:rsid="00159a6e" officeooo:paragraph-rsid="00159a6e"/>
    </style:style>
    <style:style style:name="P10" style:family="paragraph" style:parent-style-name="Standard">
      <style:paragraph-properties fo:text-align="start" style:justify-single-word="false"/>
      <style:text-properties officeooo:paragraph-rsid="0010122e" fo:background-color="#ffff00"/>
    </style:style>
    <style:style style:name="P11" style:family="paragraph" style:parent-style-name="Standard">
      <style:paragraph-properties fo:text-align="start" style:justify-single-word="false"/>
      <style:text-properties officeooo:rsid="0013cb66" officeooo:paragraph-rsid="0013cb66" fo:background-color="#ffff00"/>
    </style:style>
    <style:style style:name="T1" style:family="text">
      <style:text-properties officeooo:rsid="0010122e"/>
    </style:style>
    <style:style style:name="T2" style:family="text">
      <style:text-properties officeooo:rsid="001236ac"/>
    </style:style>
    <style:style style:name="T3" style:family="text">
      <style:text-properties officeooo:rsid="001290fb"/>
    </style:style>
    <style:style style:name="T4" style:family="text">
      <style:text-properties officeooo:rsid="0013cb66"/>
    </style:style>
    <style:style style:name="T5" style:family="text">
      <style:text-properties officeooo:rsid="00141d4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en" fo:country="IN"/>
    </style:style>
    <style:style style:name="T9" style:family="text">
      <style:text-properties style:font-name="Liberation Serif" fo:language="en" fo:country="IN"/>
    </style:style>
    <style:style style:name="T10" style:family="text">
      <style:text-properties style:font-name="Liberation Serif" fo:font-size="12pt" fo:language="en" fo:country="IN" style:font-size-asian="12pt" style:font-size-complex="12pt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Make</text:p>
      <text:p text:style-name="P4"/>
      <text:p text:style-name="P4"><text:span text:style-name="T5">/*</text:span>cmake version 3.16.3</text:p>
      <text:p text:style-name="P4"/>
      <text:p text:style-name="P5"><text:span text:style-name="T1">to compile a cpp program in cmake we have to </text:span><text:span text:style-name="T2">make a directory and </text:span><text:span text:style-name="T1">create text file named CmakeLists.txt </text:span><text:span text:style-name="T2">and these are the commands for cmake given below;*/</text:span></text:p>
      <text:p text:style-name="P5"/>
      <text:p text:style-name="P5"><text:span text:style-name="T12">cmake_minimum_required(VERSION 3.16.3)</text:span>//<text:span text:style-name="T2">here we have to write the version of the cmake </text:span></text:p>
      <text:p text:style-name="P5"/>
      <text:p text:style-name="P5"><text:span text:style-name="T12">project(sample)</text:span>//<text:span text:style-name="T4">have to give the project name</text:span></text:p>
      <text:p text:style-name="P10">add_executable(</text:p>
      <text:p text:style-name="P10">sample</text:p>
      <text:p text:style-name="P10">operator.cpp</text:p>
      <text:p text:style-name="P10">)</text:p>
      <text:p text:style-name="P5"/>
      <text:p text:style-name="P5"><text:span text:style-name="T4">/*then move the c++ program to the directory...</text:span></text:p>
      <text:p text:style-name="P5"/>
      <text:p text:style-name="P8">c++ sample program :*/</text:p>
      <text:p text:style-name="P8"/>
      <text:p text:style-name="P11">#include&lt;iostream&gt;</text:p>
      <text:p text:style-name="P11">using namespace std;</text:p>
      <text:p text:style-name="P11">int main()</text:p>
      <text:p text:style-name="P11">{</text:p>
      <text:p text:style-name="P11"><text:tab/>int a=10,b=5;</text:p>
      <text:p text:style-name="P11"><text:tab/>cout&lt;&lt;"add : "&lt;&lt;(a+b)&lt;&lt;"\n";</text:p>
      <text:p text:style-name="P11"><text:tab/>cout&lt;&lt;"sub : "&lt;&lt;(a-b)&lt;&lt;"\n";</text:p>
      <text:p text:style-name="P11"><text:tab/>cout&lt;&lt;"mul : "&lt;&lt;(a*b)&lt;&lt;"\n";</text:p>
      <text:p text:style-name="P11"><text:tab/>cout&lt;&lt;"div : "&lt;&lt;(a/b)&lt;&lt;"\n";</text:p>
      <text:p text:style-name="P11"><text:tab/>return 0;</text:p>
      <text:p text:style-name="P11">}</text:p>
      <text:p text:style-name="P5"/>
      <text:p text:style-name="P8">after that save the cmake file as CmakeLists.txt then type the command cmake . In created directory...</text:p>
      <text:p text:style-name="P8"/>
      <text:p text:style-name="P8">sidd@sidd-VirtualBox:~/sample$ cmake .</text:p>
      <text:p text:style-name="P8">-- The C compiler identification is GNU 9.3.0</text:p>
      <text:p text:style-name="P8">-- The CXX compiler identification is GNU 9.3.0</text:p>
      <text:p text:style-name="P8">-- Check for working C compiler: /usr/bin/cc</text:p>
      <text:p text:style-name="P8">-- Check for working C compiler: /usr/bin/cc -- works</text:p>
      <text:p text:style-name="P8">-- Detecting C compiler ABI info</text:p>
      <text:p text:style-name="P8">-- Detecting C compiler ABI info - done</text:p>
      <text:p text:style-name="P8">-- Detecting C compile features</text:p>
      <text:p text:style-name="P8">-- Detecting C compile features - done</text:p>
      <text:p text:style-name="P8">-- Check for working CXX compiler: /usr/bin/c++</text:p>
      <text:p text:style-name="P8">-- Check for working CXX compiler: /usr/bin/c++ -- works</text:p>
      <text:p text:style-name="P8">-- Detecting CXX compiler ABI info</text:p>
      <text:p text:style-name="P8">-- Detecting CXX compiler ABI info - done</text:p>
      <text:p text:style-name="P8">-- Detecting CXX compile features</text:p>
      <text:p text:style-name="P8">-- Detecting CXX compile features - done</text:p>
      <text:p text:style-name="P8">-- Configuring done</text:p>
      <text:p text:style-name="P8">-- Generating done</text:p>
      <text:p text:style-name="P8">-- Build files have been written to: /home/sidd/sample</text:p>
      <text:p text:style-name="P8"><text:soft-page-break/></text:p>
      <text:p text:style-name="P8">then <text:span text:style-name="T5">make the file with c++14 by make command.....</text:span></text:p>
      <text:p text:style-name="P8"/>
      <text:p text:style-name="P8">sidd@sidd-VirtualBox:~/sample$ make</text:p>
      <text:p text:style-name="P8">Scanning dependencies of target sample</text:p>
      <text:p text:style-name="P8">[ 50%] Building CXX object CMakeFiles/sample.dir/operator.cpp.o</text:p>
      <text:p text:style-name="P8">[100%] Linking CXX executable sample</text:p>
      <text:p text:style-name="P8">[100%] Built target sample</text:p>
      <text:p text:style-name="P8">sidd@sidd-VirtualBox:~/sample$ ./sample</text:p>
      <text:p text:style-name="P11">add : 15</text:p>
      <text:p text:style-name="P11">sub : 5</text:p>
      <text:p text:style-name="P11">mul : 50</text:p>
      <text:p text:style-name="P11">div : 2</text:p>
      <text:p text:style-name="P8"/>
      <text:p text:style-name="P8"/>
      <text:p text:style-name="P7"><text:span text:style-name="Source_20_Text"><text:span text:style-name="T10"/></text:span></text:p>
      <text:p text:style-name="P3"><text:span text:style-name="Source_20_Text"><text:span text:style-name="T10"/></text:span></text:p>
      <text:p text:style-name="P9"/>
      <text:p text:style-name="P9"/>
      <text:p text:style-name="P8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2:03:45.575767829</meta:creation-date>
    <dc:date>2020-09-02T20:22:35.197759551</dc:date>
    <meta:editing-duration>PT1H56M29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2" meta:paragraph-count="52" meta:word-count="268" meta:character-count="1736" meta:non-whitespace-character-count="1513"/>
  </office:meta>
</office:document-meta>
</file>